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8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0"/>
    <style:style style:name="ce5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3">
      <style:text-properties fo:font-weight="bold" style:font-weight-asian="bold" style:font-weight-complex="bold"/>
    </style:style>
    <style:style style:name="ce62" style:family="table-cell" style:parent-style-name="Default" style:data-style-name="N38">
      <style:text-properties fo:font-weight="bold" style:font-weight-asian="bold" style:font-weight-complex="bold"/>
    </style:style>
    <style:style style:name="ce63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5"/>
    <style:style style:name="ce67" style:family="table-cell" style:parent-style-name="Default" style:data-style-name="N14"/>
    <style:style style:name="ce68" style:family="table-cell" style:parent-style-name="Default" style:data-style-name="N43"/>
    <style:style style:name="ce69" style:family="table-cell" style:parent-style-name="Default" style:data-style-name="N46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0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38">
      <style:table-cell-properties fo:background-color="transparent"/>
    </style:style>
    <style:style style:name="ce74" style:family="table-cell" style:parent-style-name="Default" style:data-style-name="N40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39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1"/>
    <style:style style:name="ce86" style:family="table-cell" style:parent-style-name="Default" style:data-style-name="N40">
      <style:text-properties fo:font-weight="bold" style:font-weight-asian="bold" style:font-weight-complex="bold"/>
    </style:style>
    <style:style style:name="ce8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37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9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90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1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2" style:family="table-cell" style:parent-style-name="Default" style:data-style-name="N43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6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9" style:family="table-cell" style:parent-style-name="Default" style:data-style-name="N47"/>
    <style:style style:name="ce100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1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E0C2CD"/>
    </style:style>
    <style:style style:name="ce104" style:family="table-cell" style:parent-style-name="Default" style:data-style-name="N38">
      <style:table-cell-properties fo:background-color="#E0C2CD"/>
    </style:style>
    <style:style style:name="ce105" style:family="table-cell" style:parent-style-name="Default" style:data-style-name="N36">
      <style:table-cell-properties fo:background-color="#E0C2CD"/>
    </style:style>
    <style:style style:name="ce106" style:family="table-cell" style:parent-style-name="Default" style:data-style-name="N39">
      <style:table-cell-properties fo:background-color="#FFBF00"/>
    </style:style>
    <style:style style:name="ce107" style:family="table-cell" style:parent-style-name="Default" style:data-style-name="N40">
      <style:table-cell-properties fo:background-color="#E0C2CD"/>
    </style:style>
    <style:style style:name="ce108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9" style:family="table-cell" style:parent-style-name="Default" style:data-style-name="N41">
      <style:text-properties fo:font-weight="bold" style:font-weight-asian="bold" style:font-weight-complex="bold"/>
    </style:style>
    <style:style style:name="ce110" style:family="table-cell" style:parent-style-name="Default" style:data-style-name="N41">
      <style:table-cell-properties fo:background-color="#FFBF00"/>
    </style:style>
    <style:style style:name="ce111" style:family="table-cell" style:parent-style-name="Default" style:data-style-name="N41">
      <style:table-cell-properties fo:background-color="#E0C2CD"/>
    </style:style>
    <style:style style:name="ce112" style:family="table-cell" style:parent-style-name="Default" style:data-style-name="N41">
      <style:table-cell-properties fo:background-color="transparent"/>
    </style:style>
    <style:style style:name="ce113" style:family="table-cell" style:parent-style-name="Default" style:data-style-name="N41">
      <style:table-cell-properties fo:background-color="#FFBF00"/>
      <style:text-properties fo:font-weight="bold" style:font-weight-asian="bold" style:font-weight-complex="bold"/>
    </style:style>
    <style:style style:name="ce114" style:family="table-cell" style:parent-style-name="Default" style:data-style-name="N42"/>
    <style:style style:name="ce115" style:family="table-cell" style:parent-style-name="Default" style:data-style-name="N4">
      <style:table-cell-properties fo:background-color="#FFFF00"/>
    </style:style>
    <style:style style:name="ce11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18" style:family="table-cell" style:parent-style-name="Default" style:data-style-name="N0">
      <style:text-properties fo:font-size="12pt" style:font-size-asian="12pt" style:font-size-complex="12pt"/>
    </style:style>
    <style:style style:name="ce119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43">
      <style:table-cell-properties fo:background-color="#E8F2A1"/>
    </style:style>
    <style:style style:name="ce121" style:family="table-cell" style:parent-style-name="Default" style:data-style-name="N43">
      <style:table-cell-properties fo:background-color="transparent"/>
    </style:style>
    <style:style style:name="ce122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3" style:family="table-cell" style:parent-style-name="Default" style:data-style-name="N40">
      <style:text-properties fo:color="#C9211E" fo:font-weight="bold" style:font-weight-asian="bold" style:font-weight-complex="bold"/>
    </style:style>
    <style:style style:name="ce124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fo:background-color="#81D41A"/>
    </style:style>
    <style:style style:name="ce126" style:family="table-cell" style:parent-style-name="Default" style:data-style-name="N43">
      <style:table-cell-properties fo:background-color="#81D41A"/>
      <style:text-properties fo:font-weight="bold" style:font-weight-asian="bold" style:font-weight-complex="bold"/>
    </style:style>
    <style:style style:name="ce127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28" style:family="table-cell" style:parent-style-name="Default" style:data-style-name="N38">
      <style:table-cell-properties fo:background-color="#81D41A"/>
    </style:style>
    <style:style style:name="ce129" style:family="table-cell" style:parent-style-name="Default" style:data-style-name="N43">
      <style:table-cell-properties fo:background-color="#E8F2A1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1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32" style:family="table-cell" style:parent-style-name="Default" style:data-style-name="N43">
      <style:table-cell-properties fo:background-color="#E0C2CD"/>
    </style:style>
    <style:style style:name="ce133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4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35" style:family="table-cell" style:parent-style-name="Default" style:data-style-name="N44">
      <style:table-cell-properties fo:border-top="thin solid #000000" fo:border-bottom="thin solid #000000" fo:border-left="none" fo:border-right="none"/>
    </style:style>
    <style:style style:name="ce136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7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39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#F7D1D5"/>
    </style:style>
    <style:style style:name="ce141" style:family="table-cell" style:parent-style-name="Default" style:data-style-name="N40">
      <style:table-cell-properties fo:background-color="#F7D1D5"/>
    </style:style>
    <style:style style:name="ce142" style:family="table-cell" style:parent-style-name="Default" style:data-style-name="N43">
      <style:table-cell-properties fo:background-color="#F7D1D5"/>
      <style:text-properties fo:font-weight="bold" style:font-weight-asian="bold" style:font-weight-complex="bold"/>
    </style:style>
    <style:style style:name="ce143" style:family="table-cell" style:parent-style-name="Default" style:data-style-name="N36"/>
    <style:style style:name="ce144" style:family="table-cell" style:parent-style-name="Default" style:data-style-name="N43">
      <style:text-properties style:font-name="Arial" style:font-name-asian="Arial" style:font-name-complex="Arial" style:font-family-generic="swiss"/>
    </style:style>
    <style:style style:name="ce145" style:family="table-cell" style:parent-style-name="Default" style:data-style-name="N43">
      <style:table-cell-properties fo:background-color="#81D41A"/>
    </style:style>
    <style:style style:name="ce146" style:family="table-cell" style:parent-style-name="Default" style:data-style-name="N0">
      <style:table-cell-properties fo:background-color="#FFA6A6"/>
    </style:style>
    <style:style style:name="ce147" style:family="table-cell" style:parent-style-name="Default" style:data-style-name="N43">
      <style:table-cell-properties fo:background-color="#FFA6A6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4" style:family="table-cell" style:parent-style-name="Default" style:data-style-name="N4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5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58" style:family="table-cell" style:parent-style-name="Default" style:data-style-name="N0">
      <style:table-cell-properties fo:background-color="#D4EA6B"/>
    </style:style>
    <style:style style:name="ce159" style:family="table-cell" style:parent-style-name="Default" style:data-style-name="N38">
      <style:table-cell-properties fo:background-color="#D4EA6B"/>
    </style:style>
    <style:style style:name="ce160" style:family="table-cell" style:parent-style-name="Default" style:data-style-name="N4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2" style:family="table-cell" style:parent-style-name="Default" style:data-style-name="N40">
      <style:table-cell-properties fo:background-color="#D4EA6B"/>
    </style:style>
    <style:style style:name="ce163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38">
      <style:table-cell-properties fo:background-color="#FFD8CE"/>
    </style:style>
    <style:style style:name="ce166" style:family="table-cell" style:parent-style-name="Default" style:data-style-name="N0">
      <style:table-cell-properties fo:background-color="#FFD7D7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38">
      <style:table-cell-properties fo:background-color="#FFD7D7"/>
    </style:style>
    <style:style style:name="ce169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0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2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4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75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ackground-color="#069A2E"/>
    </style:style>
    <style:style style:name="ce178" style:family="table-cell" style:parent-style-name="Default" style:data-style-name="N40">
      <style:table-cell-properties fo:background-color="#FFD7D7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2" style:family="table-cell" style:parent-style-name="Default" style:data-style-name="N43"/>
    <style:style style:name="ce183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5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 style:use-optimal-column-width="true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984375cm" style:use-optimal-column-width="true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2.19604166666667cm" style:use-optimal-column-width="true"/>
    </style:style>
    <style:style style:name="co25" style:family="table-column">
      <style:table-column-properties fo:break-before="auto" style:column-width="2.460625cm" style:use-optimal-column-width="true"/>
    </style:style>
    <style:style style:name="co26" style:family="table-column">
      <style:table-column-properties fo:break-before="auto" style:column-width="2.301875cm" style:use-optimal-column-width="true"/>
    </style:style>
    <style:style style:name="co27" style:family="table-column">
      <style:table-column-properties fo:break-before="auto" style:column-width="0.767291666666667cm"/>
    </style:style>
    <style:style style:name="co28" style:family="table-column">
      <style:table-column-properties fo:break-before="auto" style:column-width="2.301875cm"/>
    </style:style>
    <style:style style:name="co29" style:family="table-column">
      <style:table-column-properties fo:break-before="auto" style:column-width="6.00604166666667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7.01145833333333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2.38125cm"/>
    </style:style>
    <style:style style:name="co36" style:family="table-column">
      <style:table-column-properties fo:break-before="auto" style:column-width="2.06375cm" style:use-optimal-column-width="true"/>
    </style:style>
    <style:style style:name="co37" style:family="table-column">
      <style:table-column-properties fo:break-before="auto" style:column-width="1.69333333333333cm" style:use-optimal-column-width="true"/>
    </style:style>
    <style:style style:name="co38" style:family="table-column">
      <style:table-column-properties fo:break-before="auto" style:column-width="1.825625cm" style:use-optimal-column-width="true"/>
    </style:style>
    <style:style style:name="co39" style:family="table-column">
      <style:table-column-properties fo:break-before="auto" style:column-width="2.24895833333333cm"/>
    </style:style>
    <style:style style:name="co40" style:family="table-column">
      <style:table-column-properties fo:break-before="auto" style:column-width="2.03729166666667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1.85208333333333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1.93145833333333cm"/>
    </style:style>
    <style:style style:name="co47" style:family="table-column">
      <style:table-column-properties fo:break-before="auto" style:column-width="6.270625cm"/>
    </style:style>
    <style:style style:name="co48" style:family="table-column">
      <style:table-column-properties fo:break-before="auto" style:column-width="0.9525cm"/>
    </style:style>
    <style:style style:name="co49" style:family="table-column">
      <style:table-column-properties fo:break-before="auto" style:column-width="1.53458333333333cm"/>
    </style:style>
    <style:style style:name="co50" style:family="table-column">
      <style:table-column-properties fo:break-before="auto" style:column-width="1.984375cm"/>
    </style:style>
    <style:style style:name="co51" style:family="table-column">
      <style:table-column-properties fo:break-before="auto" style:column-width="1.190625cm"/>
    </style:style>
    <style:style style:name="co52" style:family="table-column">
      <style:table-column-properties fo:break-before="auto" style:column-width="1.08479166666667cm"/>
    </style:style>
    <style:style style:name="co53" style:family="table-column">
      <style:table-column-properties fo:break-before="auto" style:column-width="1.21708333333333cm"/>
    </style:style>
    <style:style style:name="co54" style:family="table-column">
      <style:table-column-properties fo:break-before="auto" style:column-width="6.746875cm"/>
    </style:style>
    <style:style style:name="co55" style:family="table-column">
      <style:table-column-properties fo:break-before="auto" style:column-width="0.608541666666667cm"/>
    </style:style>
    <style:style style:name="co56" style:family="table-column">
      <style:table-column-properties fo:break-before="auto" style:column-width="0.582083333333333cm"/>
    </style:style>
    <style:style style:name="co57" style:family="table-column">
      <style:table-column-properties fo:break-before="auto" style:column-width="0.47625cm"/>
    </style:style>
    <style:style style:name="co58" style:family="table-column">
      <style:table-column-properties fo:break-before="auto" style:column-width="0.529166666666667cm"/>
    </style:style>
    <style:style style:name="co59" style:family="table-column">
      <style:table-column-properties fo:break-before="auto" style:column-width="2.54cm"/>
    </style:style>
    <style:style style:name="co60" style:family="table-column">
      <style:table-column-properties fo:break-before="auto" style:column-width="6.985cm"/>
    </style:style>
    <style:style style:name="co61" style:family="table-column">
      <style:table-column-properties fo:break-before="auto" style:column-width="2.09020833333333cm"/>
    </style:style>
    <style:style style:name="co62" style:family="table-column">
      <style:table-column-properties fo:break-before="auto" style:column-width="1.13770833333333cm"/>
    </style:style>
    <style:style style:name="co63" style:family="table-column">
      <style:table-column-properties fo:break-before="auto" style:column-width="1.24354166666667cm"/>
    </style:style>
    <style:style style:name="co64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95511" style:writing-mode="lr-tb"/>
    </style:style>
    <style:style style:name="ta5" style:family="table" style:master-page-name="mp1">
      <style:table-properties table:display="true" table:tab-color="#375623" style:writing-mode="lr-tb"/>
    </style:style>
    <style:style style:name="ta6" style:family="table" style:master-page-name="mp1">
      <style:table-properties table:display="true" table:tab-color="#1E6A39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text:s/>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8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108843.11" table:formula="of:=['11_23'.E2]" table:style-name="ce15">
            <text:p>-108.843,11</text:p>
          </table:table-cell>
          <table:table-cell office:value-type="float" office:value="191392.88699999999" table:formula="of:=[.B13]+[.C13]+[.D12]" table:style-name="ce16">
            <text:p>191.392,89</text:p>
          </table:table-cell>
          <table:table-cell office:value-type="float" office:value="18687.059999999998" table:formula="of:=['11_23'.F2]" table:style-name="ce14">
            <text:p>18.687,06</text:p>
          </table:table-cell>
          <table:table-cell office:value-type="float" office:value="-73783.12" table:formula="of:=['11_23'.G2]" table:style-name="ce15">
            <text:p>-73.783,12</text:p>
          </table:table-cell>
          <table:table-cell office:value-type="float" office:value="92382.57" table:formula="of:=[.E13]+[.F13]+[.G12]" table:style-name="ce17">
            <text:p>92.382,57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2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49800" table:formula="of:=['12_23'.D2]" table:style-name="ce14">
            <text:p>14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307333.37699999998" table:formula="of:=[.B14]+[.C14]+[.D13]" table:style-name="ce16">
            <text:p>30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92382.57" table:formula="of:=[.E14]+[.F14]+[.G13]" table:style-name="ce17">
            <text:p>92.382,57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799299" table:formula="of:=SUM([.B3:.B14])" table:style-name="ce30">
            <text:p>799.299,00</text:p>
          </table:table-cell>
          <table:table-cell office:value-type="float" office:value="-491965.62300000002" table:formula="of:=SUM([.C3:.C14])" table:style-name="ce31">
            <text:p>-491.965,62</text:p>
          </table:table-cell>
          <table:table-cell office:value-type="float" office:value="307333.37699999998" table:formula="of:=[.B15]+[.C15]" table:style-name="ce32">
            <text:p>307.333,38</text:p>
          </table:table-cell>
          <table:table-cell office:value-type="float" office:value="570478.6100000001" table:formula="of:=SUM([.E3:.E14])" table:style-name="ce30">
            <text:p>570.478,61</text:p>
          </table:table-cell>
          <table:table-cell office:value-type="float" office:value="-478096.04" table:formula="of:=SUM([.F3:.F14])" table:style-name="ce31">
            <text:p>-478.096,04</text:p>
          </table:table-cell>
          <table:table-cell office:value-type="float" office:value="92382.570000000123" table:formula="of:=[.E15]+[.F15]" table:style-name="ce32">
            <text:p>92.382,57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66608.25" table:formula="of:=[.B15]/[.A16]" table:style-name="ce37">
            <text:p>66.608,25</text:p>
          </table:table-cell>
          <table:table-cell office:value-type="float" office:value="-40997.135249999999" table:formula="of:=[.C15]/[.A16]" table:style-name="ce38">
            <text:p>-40.997,14</text:p>
          </table:table-cell>
          <table:table-cell table:style-name="ce38"/>
          <table:table-cell office:value-type="float" office:value="47539.884166666678" table:formula="of:=[.E15]/[.A16]" table:style-name="ce38">
            <text:p>47.539,88</text:p>
          </table:table-cell>
          <table:table-cell office:value-type="float" office:value="-39841.336666666662" table:formula="of:=[.F15]/[.A16]" table:style-name="ce38">
            <text:p>-39.841,34</text:p>
          </table:table-cell>
          <table:table-cell office:value-type="float" office:value="7698.5475000000106" table:formula="of:=[.G15]/[.A16]" table:style-name="ce38">
            <text:p>7.698,55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253.71916769230768" table:formula="of:=AVERAGE([.O2:.O15])" table:style-name="ce41">
            <text:p>253,7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2]+['12_23'.F25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 <text:s text:c="17"/>1207 TL</text:p>
          </table:table-cell>
          <table:table-cell table:number-columns-repeated="2" table:style-name="ce25"/>
          <table:table-cell office:value-type="float" office:value="4931" table:formula="of:=[.F48]+[.D49]-[.E49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4931" table:formula="of:=[.F49]+[.D50]-[.E50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481" table:formula="of:=[.F50]+[.D51]-[.E51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1481" table:formula="of:=[.F51]+[.D52]-[.E52]" table:style-name="ce25">
            <text:p>1.481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1481" table:formula="of:=[.F52]+[.D53]-[.E53]" table:style-name="ce25">
            <text:p>1.481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85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5" table:default-cell-style-name="ce1"/>
        <table:table-column table:style-name="co26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86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85"/>
          <table:table-cell office:value-type="string" table:style-name="ce87">
            <text:p>Hisse Oranı</text:p>
          </table:table-cell>
          <table:table-cell office:value-type="percentage" office:value="0.23538390227375233" table:formula="of:=['file:///F:/aaGitMe/tdy/01-23-dgs.ods'#'1203-YZD'.$D$21]" table:style-name="ce88">
            <text:p>23,5384%</text:p>
          </table:table-cell>
          <table:table-cell table:number-columns-repeated="3" table:style-name="ce1"/>
          <table:table-cell table:style-name="ce89"/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49">
            <text:p>Yapılacak<text:s/></text:p>
          </table:table-cell>
          <table:table-cell office:value-type="string" table:style-name="ce58">
            <text:p>Kalacak<text:s/>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90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85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84210.831893184528" table:formula="of:=SUBTOTAL(109;[.$H$25:.$H$41])*-1" table:style-name="ce91">
            <text:p>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85">
            <text:p>2023-1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74210.831893184528" table:formula="of:=[.H6]-[.D7]" table:style-name="ce69">
            <text:p>₺74.210,83</text:p>
          </table:table-cell>
          <table:table-cell table:number-columns-repeated="2" table:style-name="ce1"/>
          <table:table-cell office:value-type="currency" office:value="84210.831893184528" table:formula="of:=[.H6]-[.F7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85">
            <text:p>2023-1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64210.831893184528" table:formula="of:=[.E7]-[.D8]" table:style-name="ce69">
            <text:p>₺64.210,83</text:p>
          </table:table-cell>
          <table:table-cell table:number-columns-repeated="2" table:style-name="ce1"/>
          <table:table-cell office:value-type="currency" office:value="84210.831893184528" table:formula="of:=[.H7]-[.F8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85">
            <text:p>2024-01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4210.831893184528" table:formula="of:=[.E8]-[.D9]" table:style-name="ce69">
            <text:p>₺54.210,83</text:p>
          </table:table-cell>
          <table:table-cell table:number-columns-repeated="2" table:style-name="ce1"/>
          <table:table-cell office:value-type="currency" office:value="84210.831893184528" table:formula="of:=[.H8]-[.F9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85">
            <text:p>2024-02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4210.831893184528" table:formula="of:=[.E9]-[.D10]" table:style-name="ce69">
            <text:p>₺44.210,83</text:p>
          </table:table-cell>
          <table:table-cell table:number-columns-repeated="2" table:style-name="ce1"/>
          <table:table-cell office:value-type="currency" office:value="84210.831893184528" table:formula="of:=[.H9]-[.F10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85">
            <text:p>2024-03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4210.831893184528" table:formula="of:=[.E10]-[.D11]" table:style-name="ce69">
            <text:p>₺34.210,83</text:p>
          </table:table-cell>
          <table:table-cell table:number-columns-repeated="2" table:style-name="ce1"/>
          <table:table-cell office:value-type="currency" office:value="84210.831893184528" table:formula="of:=[.H10]-[.F11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85">
            <text:p>2024-04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4210.831893184528" table:formula="of:=[.E11]-[.D12]" table:style-name="ce69">
            <text:p>₺24.210,83</text:p>
          </table:table-cell>
          <table:table-cell table:number-columns-repeated="2" table:style-name="ce1"/>
          <table:table-cell office:value-type="currency" office:value="84210.831893184528" table:formula="of:=[.H11]-[.F12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85">
            <text:p>2024-05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4210.831893184528" table:formula="of:=[.E12]-[.D13]" table:style-name="ce69">
            <text:p>₺14.210,83</text:p>
          </table:table-cell>
          <table:table-cell table:number-columns-repeated="2" table:style-name="ce1"/>
          <table:table-cell office:value-type="currency" office:value="84210.831893184528" table:formula="of:=[.H12]-[.F13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85">
            <text:p>2024-06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210.8318931845279" table:formula="of:=[.E13]-[.D14]" table:style-name="ce69">
            <text:p>₺4.210,83</text:p>
          </table:table-cell>
          <table:table-cell table:number-columns-repeated="2" table:style-name="ce1"/>
          <table:table-cell office:value-type="currency" office:value="84210.831893184528" table:formula="of:=[.H13]-[.F14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85">
            <text:p>2024-07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789.1681068154721" table:formula="of:=[.E14]-[.D15]" table:style-name="ce69">
            <text:p>₺5.789,17</text:p>
          </table:table-cell>
          <table:table-cell table:number-columns-repeated="2" table:style-name="ce1"/>
          <table:table-cell office:value-type="currency" office:value="84210.831893184528" table:formula="of:=[.H14]-[.F15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85">
            <text:p>2024-08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5789.168106815472" table:formula="of:=[.E15]-[.D16]" table:style-name="ce69">
            <text:p>₺15.789,17</text:p>
          </table:table-cell>
          <table:table-cell table:number-columns-repeated="2" table:style-name="ce1"/>
          <table:table-cell office:value-type="currency" office:value="84210.831893184528" table:formula="of:=[.H15]-[.F16]" table:style-name="ce69">
            <text:p>₺84.210,83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9-01T00:00:00" table:style-name="ce85">
            <text:p>2024-09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5789.168106815472" table:formula="of:=[.E16]-[.D17]" table:style-name="ce69">
            <text:p>₺25.789,17</text:p>
          </table:table-cell>
          <table:table-cell table:number-columns-repeated="2" table:style-name="ce1"/>
          <table:table-cell office:value-type="currency" office:value="84210.831893184528" table:formula="of:=[.H16]-[.F17]" table:style-name="ce69">
            <text:p>₺84.210,8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date" office:date-value="2024-10-01T00:00:00" table:style-name="ce85">
            <text:p>2024-10-01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5789.168106815472" table:formula="of:=[.E17]-[.D18]" table:style-name="ce69">
            <text:p>₺35.789,17</text:p>
          </table:table-cell>
          <table:table-cell table:number-columns-repeated="2" table:style-name="ce1"/>
          <table:table-cell office:value-type="currency" office:value="84210.831893184528" table:formula="of:=[.H17]-[.F18]" table:style-name="ce69">
            <text:p>₺84.210,8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table:style-name="ce61"/>
          <table:table-cell table:style-name="ce69"/>
          <table:table-cell table:number-columns-repeated="2" table:style-name="ce1"/>
          <table:table-cell table:style-name="ce69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number-rows-repeated="2" table:style-name="ro4">
          <table:table-cell/>
          <table:table-cell table:style-name="ce85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office:value-type="string" table:style-name="ce85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2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3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4">
            <text:p>Genel Toplam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number-columns-repeated="8" table:style-name="ce1"/>
          <table:table-cell table:style-name="ce95"/>
          <table:table-cell table:number-columns-repeated="16373"/>
        </table:table-row>
        <table:table-row table:style-name="ro4">
          <table:table-cell/>
          <table:table-cell table:style-name="ce85"/>
          <table:table-cell office:value-type="string" table:style-name="ce1">
            <text:p>snyCD- Nakit-&gt;nazana</text:p>
          </table:table-cell>
          <table:table-cell office:value-type="float" office:value="180000" table:style-name="ce31">
            <text:p>18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42369.102409275423" table:formula="of:=IF([.G25]=0;[.D25]*[.E25]*-1;0)" table:style-name="ce97">
            <text:p>-42.369,1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5]=1;[.D25]*[.E25]*-1;0)" table:style-name="ce62">
            <text:p>0,00</text:p>
          </table:table-cell>
          <table:table-cell office:value-type="float" office:value="-84210.831893184542" table:formula="of:=[.I26]+[.H25]" table:style-name="ce42">
            <text:p>-84.210,83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B- Nakit-&gt;nazana</text:p>
          </table:table-cell>
          <table:table-cell office:value-type="float" office:value="180000" table:style-name="ce31">
            <text:p>18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42369.102409275423" table:formula="of:=IF([.G26]=0;[.D26]*[.E26]*-1;0)" table:style-name="ce97">
            <text:p>-42.369,1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6]=1;[.D26]*[.E26]*-1;0)" table:style-name="ce62">
            <text:p>0,00</text:p>
          </table:table-cell>
          <table:table-cell office:value-type="float" office:value="-84210.831893184542" table:formula="of:=[.I27]+[.H26]" table:style-name="ce42">
            <text:p>-84.210,8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06T00:00:00" table:style-name="ce85">
            <text:p>2023-11-06</text:p>
          </table:table-cell>
          <table:table-cell office:value-type="string" table:style-name="ce1">
            <text:p>snyF- Nakit-&gt;nazana</text:p>
          </table:table-cell>
          <table:table-cell office:value-type="float" office:value="15887.06" table:style-name="ce31">
            <text:p>15.887,06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27]=0;[.D27]*[.E27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3739.5581784572396" table:formula="of:=IF([.G27]=1;[.D27]*[.E27]*-1;0)" table:style-name="ce62">
            <text:p>-3.739,56</text:p>
          </table:table-cell>
          <table:table-cell office:value-type="float" office:value="-84210.831893184542" table:formula="of:=[.I28]+[.H27]" table:style-name="ce42">
            <text:p>-84.210,8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6T00:00:00" table:style-name="ce85">
            <text:p>2023-09-26</text:p>
          </table:table-cell>
          <table:table-cell office:value-type="string" table:style-name="ce1">
            <text:p>snyA- Nakit-&gt;nazana</text:p>
          </table:table-cell>
          <table:table-cell office:value-type="float" office:value="84000" table:style-name="ce31">
            <text:p>84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28]=0;[.D28]*[.E28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772.247790995196" table:formula="of:=IF([.G28]=1;[.D28]*[.E28]*-1;0)" table:style-name="ce62">
            <text:p>-19.772,25</text:p>
          </table:table-cell>
          <table:table-cell office:value-type="float" office:value="-80471.2737147273" table:formula="of:=[.I29]+[.H28]" table:style-name="ce42">
            <text:p>-80.471,2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2353.8390227375235" table:formula="of:=IF([.G29]=0;[.D29]*[.E29]*-1;0)" table:style-name="ce97">
            <text:p>-2.353,84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9]=1;[.D29]*[.E29]*-1;0)" table:style-name="ce62">
            <text:p>0,00</text:p>
          </table:table-cell>
          <table:table-cell office:value-type="float" office:value="-60699.025923732101" table:formula="of:=[.I30]+[.H29]" table:style-name="ce42">
            <text:p>-60.699,0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5T00:00:00" table:style-name="ce85">
            <text:p>2023-09-25</text:p>
          </table:table-cell>
          <table:table-cell office:value-type="string" table:style-name="ce1">
            <text:p>snyG- Nakit-&gt;nazana</text:p>
          </table:table-cell>
          <table:table-cell office:value-type="float" office:value="3000" table:style-name="ce31">
            <text:p>3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0]=0;[.D30]*[.E30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706.15170682125699" table:formula="of:=IF([.G30]=1;[.D30]*[.E30]*-1;0)" table:style-name="ce62">
            <text:p>-706,15</text:p>
          </table:table-cell>
          <table:table-cell office:value-type="float" office:value="-60699.025923732101" table:formula="of:=[.I31]+[.H30]" table:style-name="ce42">
            <text:p>-60.699,03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snyG- Nakit-&gt;nazana</text:p>
          </table:table-cell>
          <table:table-cell office:value-type="float" office:value="83000" table:style-name="ce31">
            <text:p>83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1]=0;[.D31]*[.E31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536.863888721444" table:formula="of:=IF([.G31]=1;[.D31]*[.E31]*-1;0)" table:style-name="ce62">
            <text:p>-19.536,86</text:p>
          </table:table-cell>
          <table:table-cell office:value-type="float" office:value="-59992.874216910845" table:formula="of:=[.I32]+[.H31]" table:style-name="ce42">
            <text:p>-59.992,8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4-01-30T00:00:00" table:style-name="ce85">
            <text:p>2024-01-30</text:p>
          </table:table-cell>
          <table:table-cell office:value-type="string" table:style-name="ce1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647.6873159162662" table:formula="of:=IF([.G32]=0;[.D32]*[.E32]*-1;0)" table:style-name="ce97">
            <text:p>-1.647,69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2]=1;[.D32]*[.E32]*-1;0)" table:style-name="ce62">
            <text:p>0,00</text:p>
          </table:table-cell>
          <table:table-cell office:value-type="float" office:value="-40456.010328189404" table:formula="of:=[.I33]+[.H32]" table:style-name="ce42">
            <text:p>-40.456,0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2-30T00:00:00" table:style-name="ce85">
            <text:p>2023-12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412.303413642514" table:formula="of:=IF([.G33]=0;[.D33]*[.E33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3]=1;[.D33]*[.E33]*-1;0)" table:style-name="ce62">
            <text:p>0,00</text:p>
          </table:table-cell>
          <table:table-cell office:value-type="float" office:value="-40456.010328189404" table:formula="of:=[.I34]+[.H33]" table:style-name="ce42">
            <text:p>-40.456,0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1-30T00:00:00" table:style-name="ce85">
            <text:p>2023-11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-1412.303413642514" table:formula="of:=IF([.G34]=0;[.D34]*[.E34]*-1;0)" table:style-name="ce97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4]=1;[.D34]*[.E34]*-1;0)" table:style-name="ce62">
            <text:p>0,00</text:p>
          </table:table-cell>
          <table:table-cell office:value-type="float" office:value="-40456.010328189404" table:formula="of:=[.I35]+[.H34]" table:style-name="ce42">
            <text:p>-40.456,0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E- Nakit-&gt;nazana 06-11-23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5]=0;[.D35]*[.E35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3413642514" table:formula="of:=IF([.G35]=1;[.D35]*[.E35]*-1;0)" table:style-name="ce62">
            <text:p>-1.412,30</text:p>
          </table:table-cell>
          <table:table-cell office:value-type="float" office:value="-40456.010328189404" table:formula="of:=[.I36]+[.H35]" table:style-name="ce42">
            <text:p>-40.456,0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30T00:00:00" table:style-name="ce85">
            <text:p>2023-09-30</text:p>
          </table:table-cell>
          <table:table-cell office:value-type="string" table:style-name="ce1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6]=0;[.D36]*[.E36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3413642514" table:formula="of:=IF([.G36]=1;[.D36]*[.E36]*-1;0)" table:style-name="ce62">
            <text:p>-1.412,30</text:p>
          </table:table-cell>
          <table:table-cell office:value-type="float" office:value="-39043.706914546892" table:formula="of:=[.I37]+[.H36]" table:style-name="ce42">
            <text:p>-39.043,71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9-02T00:00:00" table:style-name="ce85">
            <text:p>2023-09-02</text:p>
          </table:table-cell>
          <table:table-cell office:value-type="string" table:style-name="ce1">
            <text:p>SnyE- Nakit-&gt;nazana</text:p>
          </table:table-cell>
          <table:table-cell office:value-type="float" office:value="65000" table:style-name="ce31">
            <text:p>65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7]=0;[.D37]*[.E37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5299.953647793902" table:formula="of:=IF([.G37]=1;[.D37]*[.E37]*-1;0)" table:style-name="ce62">
            <text:p>-15.299,95</text:p>
          </table:table-cell>
          <table:table-cell office:value-type="float" office:value="-37631.40350090438" table:formula="of:=[.I38]+[.H37]" table:style-name="ce42">
            <text:p>-37.631,40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7-15T00:00:00" table:style-name="ce85">
            <text:p>2023-07-15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31">
            <text:p>50.00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8]=0;[.D38]*[.E38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1769.195113687616" table:formula="of:=IF([.G38]=1;[.D38]*[.E38]*-1;0)" table:style-name="ce62">
            <text:p>-11.769,20</text:p>
          </table:table-cell>
          <table:table-cell office:value-type="float" office:value="-22331.449853110476" table:formula="of:=[.I39]+[.H38]" table:style-name="ce42">
            <text:p>-22.331,45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bankadan <text:s/>-&gt; Nazan</text:p>
          </table:table-cell>
          <table:table-cell office:value-type="float" office:value="28080" table:style-name="ce31">
            <text:p>28.08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39]=0;[.D39]*[.E39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6609.5799758469657" table:formula="of:=IF([.G39]=1;[.D39]*[.E39]*-1;0)" table:style-name="ce62">
            <text:p>-6.609,58</text:p>
          </table:table-cell>
          <table:table-cell office:value-type="float" office:value="-10562.25473942286" table:formula="of:=[.I40]+[.H39]" table:style-name="ce42">
            <text:p>-10.562,25</text:p>
          </table:table-cell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SnyF-icra avukatdan <text:s/>-&gt; Nazan</text:p>
          </table:table-cell>
          <table:table-cell office:value-type="float" office:value="9872.4599999999991" table:style-name="ce31">
            <text:p>9.872,46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40]=0;[.D40]*[.E40]*-1;0)" table:style-name="ce97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2323.8181598415285" table:formula="of:=IF([.G40]=1;[.D40]*[.E40]*-1;0)" table:style-name="ce62">
            <text:p>-2.323,82</text:p>
          </table:table-cell>
          <table:table-cell office:value-type="float" office:value="-3952.6747635758948" table:formula="of:=[.I41]+[.H40]" table:style-name="ce42">
            <text:p>-3.952,67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date" office:date-value="2023-02-06T00:00:00" table:style-name="ce85">
            <text:p>2023-02-06</text:p>
          </table:table-cell>
          <table:table-cell office:value-type="string" table:style-name="ce1">
            <text:p>SnyF-Ocak23 -&gt; Nazan</text:p>
          </table:table-cell>
          <table:table-cell office:value-type="float" office:value="6920" table:style-name="ce31">
            <text:p>6.920,00</text:p>
          </table:table-cell>
          <table:table-cell office:value-type="percentage" office:value="0.23538390227375233" table:formula="of:=[.$D$3]" table:style-name="ce96">
            <text:p>23,5384%</text:p>
          </table:table-cell>
          <table:table-cell office:value-type="float" office:value="0" table:formula="of:=IF([.G41]=0;[.D41]*[.E41]*-1;0)" table:style-name="ce97">
            <text:p>0,00</text:p>
          </table:table-cell>
          <table:table-cell office:value-type="float" office:value="1" table:style-name="ce98">
            <text:p>1</text:p>
          </table:table-cell>
          <table:table-cell office:value-type="float" office:value="-1628.8566037343662" table:formula="of:=IF([.G41]=1;[.D41]*[.E41]*-1;0)" table:style-name="ce62">
            <text:p>-1.628,86</text:p>
          </table:table-cell>
          <table:table-cell office:value-type="float" office:value="-1628.8566037343662" table:formula="of:=[.I42]+[.H41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table:style-name="ce85"/>
          <table:table-cell office:value-type="string" table:style-name="ce1">
            <text:p>Toplam Gelir</text:p>
          </table:table-cell>
          <table:table-cell office:value-type="float" office:value="746759.52" table:formula="of:=SUBTOTAL(109;[NAZAN.$D$24:.$D$42])" table:style-name="ce42">
            <text:p>746.759,52</text:p>
          </table:table-cell>
          <table:table-cell table:style-name="ce1"/>
          <table:table-cell table:style-name="ce42"/>
          <table:table-cell table:style-name="ce1"/>
          <table:table-cell office:value-type="float" office:value="-84210.831893184528" table:formula="of:=SUBTOTAL(109;[NAZAN.$H$24:.$H$42])" table:style-name="ce42">
            <text:p>-84.210,83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96"/>
          <table:table-cell table:style-name="ce99"/>
          <table:table-cell table:number-columns-repeated="16374"/>
        </table:table-row>
        <table:table-row table:style-name="ro4">
          <table:table-cell/>
          <table:table-cell table:style-name="ce85"/>
          <table:table-cell office:value-type="string" table:style-name="ce1">
            <text:p>%</text:p>
          </table:table-cell>
          <table:table-cell office:value-type="percentage" office:value="1" table:style-name="ce100">
            <text:p>100,0000%</text:p>
          </table:table-cell>
          <table:table-cell office:value-type="percentage" office:value="0.76461609772624772" table:formula="of:=1-[.F45]" table:style-name="ce96">
            <text:p>76,4616%</text:p>
          </table:table-cell>
          <table:table-cell office:value-type="percentage" office:value="0.23538390227375233" table:formula="of:=['file:///F:/aaGitMe/tdy/01-23-dgs.ods'#'1203-YZD'.$D$18]" table:style-name="ce96">
            <text:p>23,5384%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Toplam Gelecek</text:p>
          </table:table-cell>
          <table:table-cell office:value-type="float" office:value="746759.52" table:formula="of:=[NAZAN.$D$43]*[.D45]" table:style-name="ce62">
            <text:p>746.759,52</text:p>
          </table:table-cell>
          <table:table-cell office:value-type="float" office:value="570984.35012232582" table:formula="of:=[NAZAN.$D$43]*[.E45]" table:style-name="ce42">
            <text:p>570.984,35</text:p>
          </table:table-cell>
          <table:table-cell office:value-type="float" office:value="175775.1698776742" table:formula="of:=[NAZAN.$D$43]*[.F45]" table:style-name="ce42">
            <text:p>175.775,17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Gelen</text:p>
          </table:table-cell>
          <table:table-cell office:value-type="float" office:value="357759.51999999996" table:formula="of:=[.E47]+[.F47]" table:style-name="ce62">
            <text:p>357.759,52</text:p>
          </table:table-cell>
          <table:table-cell office:value-type="float" office:value="273548.68810681545" table:formula="of:=[.F47]/[.F45]*[.E45]" table:style-name="ce42">
            <text:p>273.548,69</text:p>
          </table:table-cell>
          <table:table-cell office:value-type="float" office:value="84210.831893184528" table:formula="of:=[NAZAN.$H$43]*-1" table:style-name="ce42">
            <text:p>84.210,83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/>
          <table:table-cell table:style-name="ce85"/>
          <table:table-cell office:value-type="string" table:style-name="ce1">
            <text:p>Kalan Gelecek</text:p>
          </table:table-cell>
          <table:table-cell office:value-type="float" office:value="389000.00000000006" table:formula="of:=[.D46]-[.D47]" table:style-name="ce62">
            <text:p>389.000,00</text:p>
          </table:table-cell>
          <table:table-cell office:value-type="float" office:value="297435.66201551037" table:formula="of:=[.E46]-[.E47]" table:style-name="ce42">
            <text:p>297.435,66</text:p>
          </table:table-cell>
          <table:table-cell office:value-type="float" office:value="91564.33798448967" table:formula="of:=[.F46]-[.F47]" table:style-name="ce42">
            <text:p>91.564,34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office:value-type="string" table:style-name="ce42">
            <text:p>ödenen</text:p>
          </table:table-cell>
          <table:table-cell office:value-type="string" table:style-name="ce42">
            <text:p>kalan</text:p>
          </table:table-cell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84210.831893184528" table:formula="of:=[.F47]" table:style-name="ce42">
            <text:p>84.210,83</text:p>
          </table:table-cell>
          <table:table-cell office:value-type="percentage" office:value="2.5000000000000001E-2" table:style-name="ce101">
            <text:p>2,50%</text:p>
          </table:table-cell>
          <table:table-cell office:value-type="float" office:value="2105.2707973296133" table:formula="of:=[.D51]*[.E51]" table:style-name="ce42">
            <text:p>2.105,27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73548.68810681545" table:formula="of:=[.E47]" table:style-name="ce42">
            <text:p>273.548,69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6838.7172026703865" table:formula="of:=[.D52]*[.E52]" table:style-name="ce42">
            <text:p>6.838,72</text:p>
          </table:table-cell>
          <table:table-cell table:number-columns-repeated="2" table:style-name="ce1"/>
          <table:table-cell table:style-name="ce42"/>
          <table:table-cell table:number-columns-repeated="16375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/>
        </table:table-row>
        <table:table-row table:number-rows-repeated="1048523" table:style-name="ro4">
          <table:table-cell table:number-columns-repeated="16384"/>
        </table:table-row>
      </table:table>
      <table:table table:name="12_23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9800" table:formula="of:=SUM([.D6:.D32])" table:style-name="ce60">
            <text:p>149.800,00</text:p>
          </table:table-cell>
          <table:table-cell office:value-type="float" office:value="-33859.51" table:formula="of:=SUM([.E6:.E32])" table:style-name="ce60">
            <text:p>-33.859,51</text:p>
          </table:table-cell>
          <table:table-cell office:value-type="float" office:value="0" table:formula="of:=SUM([.F6:.F32])" table:style-name="ce60">
            <text:p>0,00</text:p>
          </table:table-cell>
          <table:table-cell office:value-type="float" office:value="0" table:formula="of:=SUM([.G6:.G32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02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office:value-type="float" office:value="-152" table:style-name="ce6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-152" table:formula="of:=[.H5]+[.F6]+[.G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-152" table:formula="of:=[.H6]+[.F7]+[.G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7]+[.F8]+[.G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-152" table:formula="of:=[.H8]+[.F9]+[.G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-152" table:formula="of:=[.H9]+[.F10]+[.G1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-152" table:formula="of:=[.H10]+[.F11]+[.G1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9]*-1" table:style-name="ce25">
            <text:p>0,00</text:p>
          </table:table-cell>
          <table:table-cell table:style-name="ce42"/>
          <table:table-cell table:style-name="ce1"/>
          <table:table-cell office:value-type="float" office:value="-152" table:formula="of:=[.H11]+[.F12]+[.G1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5]" table:style-name="ce62">
            <text:p>-4.689,99</text:p>
          </table:table-cell>
          <table:table-cell table:style-name="ce42"/>
          <table:table-cell table:style-name="ce1"/>
          <table:table-cell office:value-type="float" office:value="-152" table:formula="of:=[.H12]+[.F13]+[.G13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8]" table:style-name="ce62">
            <text:p>-4.574,44</text:p>
          </table:table-cell>
          <table:table-cell table:number-columns-repeated="2" table:style-name="ce1"/>
          <table:table-cell office:value-type="float" office:value="-152" table:formula="of:=[.H13]+[.F14]+[.G1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-152" table:formula="of:=[.H14]+[.F15]+[.G1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-152" table:formula="of:=[.H15]+[.F17]+[.G17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152" table:formula="of:=[.H17]+[.F18]+[.G18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152" table:formula="of:=[.H18]+[.F19]+[.G19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152" table:formula="of:=[.H19]+[.F20]+[.G20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0]+[.F21]+[.G21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1]+[.F22]+[.G22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152" table:formula="of:=[.H22]+[.F23]+[.G23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152" table:formula="of:=[.H23]+[.F24]+[.G24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4]+[.F25]+[.G25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5]+[.F26]+[.G26]" table:style-name="ce42">
            <text:p>-15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6]+[.F27]+[.G27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B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number-columns-repeated="3" table:style-name="ce1"/>
          <table:table-cell office:value-type="float" office:value="-152" table:formula="of:=[.H27]+[.F28]+[.G28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8]+[.F29]+[.G29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-152" table:formula="of:=[.H29]+[.F30]+[.G30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0]+[.F31]+[.G31]" table:style-name="ce42">
            <text:p>-152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2" table:formula="of:=[.H31]+[.F32]+[.G32]" table:style-name="ce42">
            <text:p>-152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06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4:.D51])" table:style-name="ce76">
            <text:p>0,00</text:p>
          </table:table-cell>
          <table:table-cell office:value-type="float" office:value="0" table:formula="of:=SUM([.E44:.E50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6:.E75])" table:style-name="ce55">
            <text:p>-4689,99</text:p>
          </table:table-cell>
          <table:table-cell office:value-type="float" office:value="0" table:formula="of:=SUM([.F56:.F75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9:.E87])" table:style-name="ce55">
            <text:p>-4574,44</text:p>
          </table:table-cell>
          <table:table-cell office:value-type="float" office:value="0" table:formula="of:=SUM([.F79:.F87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5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/>
          <table:table-cell table:number-columns-repeated="2" table:style-name="ce1"/>
          <table:table-cell table:style-name="ce43"/>
          <table:table-cell table:style-name="ce62"/>
          <table:table-cell table:number-columns-repeated="16379"/>
        </table:table-row>
        <table:table-row table:number-rows-repeated="8" table:style-name="ro4">
          <table:table-cell/>
          <table:table-cell table:number-columns-repeated="3" table:style-name="ce1"/>
          <table:table-cell table:style-name="ce62"/>
          <table:table-cell table:number-columns-repeated="16379"/>
        </table:table-row>
        <table:table-row table:number-rows-repeated="12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4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6:.D30])" table:style-name="ce60">
            <text:p>142.800,00</text:p>
          </table:table-cell>
          <table:table-cell office:value-type="float" office:value="-108843.11" table:formula="of:=SUM([.E4:.E28])" table:style-name="ce60">
            <text:p>-108.843,11</text:p>
          </table:table-cell>
          <table:table-cell office:value-type="float" office:value="18687.059999999998" table:formula="of:=SUM([.F6:.F31])" table:style-name="ce60">
            <text:p>18.687,06</text:p>
          </table:table-cell>
          <table:table-cell office:value-type="float" office:value="-73783.12" table:formula="of:=SUM([.G4:.G31])" table:style-name="ce60">
            <text:p>-73.783,12</text:p>
          </table:table-cell>
          <table:table-cell office:value-type="float" office:value="-55096.06" table:formula="of:=[.F2]+[.G2]" table:style-name="ce60">
            <text:p>-55.096,06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102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style-name="ce1"/>
          <table:table-cell table:style-name="ce42"/>
          <table:table-cell office:value-type="float" office:value="-152" table:formula="of:=[.H4]+[.F5]+[.G5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5]+[.F6]+[.G6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6]+[.F7]+[.G7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7]+[.F8]+[.G8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3]*-1" table:style-name="ce42">
            <text:p>-51,54</text:p>
          </table:table-cell>
          <table:table-cell table:style-name="ce42"/>
          <table:table-cell office:value-type="float" office:value="-51.54" table:formula="of:=[.E9]" table:style-name="ce42">
            <text:p>-51,54</text:p>
          </table:table-cell>
          <table:table-cell office:value-type="float" office:value="-1242.54" table:formula="of:=[.H8]+[.F9]+[.G9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9]" table:style-name="ce62">
            <text:p>-5.698,99</text:p>
          </table:table-cell>
          <table:table-cell table:number-columns-repeated="2" table:style-name="ce42"/>
          <table:table-cell office:value-type="float" office:value="-1242.54" table:formula="of:=[.H9]+[.F10]+[.G10]" table:style-name="ce42">
            <text:p>-1.242,54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5]" table:style-name="ce42">
            <text:p>-71.595,50</text:p>
          </table:table-cell>
          <table:table-cell table:style-name="ce1"/>
          <table:table-cell office:value-type="float" office:value="-71595.5" table:formula="of:=[.E11]" table:style-name="ce42">
            <text:p>-71.595,50</text:p>
          </table:table-cell>
          <table:table-cell office:value-type="float" office:value="-72838.039999999994" table:formula="of:=[.H10]+[.F11]+[.G11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style-name="ce1"/>
          <table:table-cell table:style-name="ce42"/>
          <table:table-cell office:value-type="float" office:value="-72838.039999999994" table:formula="of:=[.H11]+[.F12]+[.G12]" table:style-name="ce42">
            <text:p>-72.838,04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style-name="ce1"/>
          <table:table-cell table:style-name="ce42"/>
          <table:table-cell office:value-type="float" office:value="-72838.039999999994" table:formula="of:=[.H12]+[.F13]+[.G13]" table:style-name="ce42">
            <text:p>-72.838,04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73783.12" table:formula="of:=[.H13]+[.F14]+[.G14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-73783.12" table:formula="of:=[.H14]+[.F15]+[.G15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-73783.12" table:formula="of:=[.H15]+[.F16]+[.G16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-73783.12" table:formula="of:=[.H16]+[.F17]+[.G17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7]+[.F18]+[.G18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8]+[.F19]+[.G19]" table:style-name="ce42">
            <text:p>-73.783,1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73783.12" table:formula="of:=[.H19]+[.F20]+[.G20]" table:style-name="ce42">
            <text:p>-73.783,12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183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57896.06" table:formula="of:=[.H20]+[.F21]+[.G21]" table:style-name="ce42">
            <text:p>-57.896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57896.06" table:formula="of:=[.H21]+[.F22]+[.G22]" table:style-name="ce42">
            <text:p>-57.896,06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55096.06" table:formula="of:=[.H22]+[.F23]+[.G23]" table:style-name="ce42">
            <text:p>-55.096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55096.06" table:formula="of:=[.H23]+[.F24]+[.G24]" table:style-name="ce42">
            <text:p>-55.096,06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55096.06" table:formula="of:=[.H24]+[.F25]+[.G25]" table:style-name="ce42">
            <text:p>-55.096,0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55096.06" table:formula="of:=[.H25]+[.F26]+[.G26]" table:style-name="ce42">
            <text:p>-55.096,06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8:.D45])" table:style-name="ce76">
            <text:p>3.906,85</text:p>
          </table:table-cell>
          <table:table-cell office:value-type="float" office:value="51.54" table:formula="of:=SUM([.E38:.E45])" table:style-name="ce76">
            <text:p>51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50:.E62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0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6:.E98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office:value-type="float" office:value="0" table:style-name="ce42">
            <text:p>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office:value-type="float" office:value="0" table:style-name="ce1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office:value-type="float" office:value="0" table:style-name="ce42">
            <text:p>0,0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style-name="ro5">
          <table:table-cell table:number-columns-repeated="16384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5">
          <table:table-cell table:number-columns-repeated="4" table:style-name="ce1"/>
          <table:table-cell office:value-type="float" office:value="4247.01" table:formula="of:=SUM([.E101:.E102])" table:style-name="ce42">
            <text:p>4.247,01</text:p>
          </table:table-cell>
          <table:table-cell table:number-columns-repeated="16379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2">
        <table:table-column table:style-name="co32" table:default-cell-style-name="ce85"/>
        <table:table-column table:style-name="co33" table:default-cell-style-name="ce1"/>
        <table:table-column table:style-name="co34" table:default-cell-style-name="ce1"/>
        <table:table-column table:style-name="co19" table:default-cell-style-name="ce1"/>
        <table:table-column table:style-name="co39" table:default-cell-style-name="ce1"/>
        <table:table-column table:style-name="co17" table:default-cell-style-name="ce1"/>
        <table:table-column table:style-name="co40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style-name="ce85"/>
          <table:table-cell table:number-columns-repeated="3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109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1])" table:style-name="ce60">
            <text:p>32.800,00</text:p>
          </table:table-cell>
          <table:table-cell office:value-type="float" office:value="-44478.170000000006" table:formula="of:=SUM([.E4:.E31])" table:style-name="ce60">
            <text:p>-44.478,17</text:p>
          </table:table-cell>
          <table:table-cell office:value-type="float" office:value="23200" table:formula="of:=SUM([.F4:.F31])" table:style-name="ce60">
            <text:p>23.200,00</text:p>
          </table:table-cell>
          <table:table-cell office:value-type="float" office:value="-43968.17" table:formula="of:=SUM([.G4:.G31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85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85">
            <text:p>2023-10-02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4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0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7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85">
            <text:p>2023-01-07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85">
            <text:p>2023-11-02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85">
            <text:p>2023-11-06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182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85">
            <text:p>2023-10-30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85">
            <text:p>2023-10-28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7]+[.F28]+[.G28]" table:style-name="ce42">
            <text:p>-20.768,17</text:p>
          </table:table-cell>
          <table:table-cell table:number-columns-repeated="16376"/>
        </table:table-row>
        <table:table-row table:style-name="ro4">
          <table:table-cell table:style-name="ce85"/>
          <table:table-cell table:number-columns-repeated="2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85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85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110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1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1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2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0">
            <text:p>2023-01-0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39:.D46])" table:style-name="ce76">
            <text:p>3.425,38</text:p>
          </table:table-cell>
          <table:table-cell office:value-type="float" office:value="3422.73" table:formula="of:=SUM([.E39:.E46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85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85"/>
          <table:table-cell table:style-name="ce50"/>
          <table:table-cell table:number-columns-repeated="16382" table:style-name="ce1"/>
        </table:table-row>
        <table:table-row table:style-name="ro4">
          <table:table-cell table:style-name="ce85"/>
          <table:table-cell table:style-name="ce61"/>
          <table:table-cell table:number-columns-repeated="16382" table:style-name="ce1"/>
        </table:table-row>
        <table:table-row table:style-name="ro4">
          <table:table-cell table:style-name="ce110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1:.E64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85">
            <text:p>2023-03-10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5">
            <text:p>2023-04-27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85">
            <text:p>2023-04-28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5">
            <text:p>2023-06-01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85">
            <text:p>2023-08-30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85">
            <text:p>2023-05-31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85">
            <text:p>2023-09-04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4">
          <table:table-cell table:style-name="ce110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8:.E103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85">
            <text:p>2023-04-10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85">
            <text:p>2023-08-0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85">
            <text:p>2023-08-25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85">
            <text:p>2023-08-26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85">
            <text:p>2023-08-27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85">
            <text:p>2023-08-29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85">
            <text:p>2023-08-3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85">
            <text:p>2023-09-01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85">
            <text:p>2023-09-02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85">
            <text:p>2023-09-0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85">
            <text:p>2023-09-05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85">
            <text:p>2023-09-06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85">
            <text:p>2023-09-08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85">
            <text:p>2023-09-10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85">
            <text:p>2023-09-11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85">
            <text:p>2023-09-12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85">
            <text:p>2023-09-1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85">
            <text:p>2023-09-14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85">
            <text:p>2023-09-15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85">
            <text:p>2023-09-16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8T00:00:00" table:style-name="ce85">
            <text:p>2023-09-18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85">
            <text:p>2023-09-19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85">
            <text:p>2023-09-20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85">
            <text:p>2023-09-22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85">
            <text:p>2023-09-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16383" table:style-name="ce1"/>
        </table:table-row>
        <table:table-row table:style-name="ro2">
          <table:table-cell table:style-name="ce85"/>
          <table:table-cell table:number-columns-repeated="2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style-name="ce85"/>
          <table:table-cell table:number-columns-repeated="16383" table:style-name="ce1"/>
        </table:table-row>
        <table:table-row table:style-name="ro4">
          <table:table-cell office:value-type="string" table:style-name="ce113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52738" table:formula="of:=SUM([.E112:.E121])" table:style-name="ce55">
            <text:p>452738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mut <text:s text:c="25"/>10000 bankadan snyG<text:s text:c="13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6]*[.C116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85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7]*[.C117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7" table:style-name="ce114">
            <text:p>27,000</text:p>
          </table:table-cell>
          <table:table-cell office:value-type="float" office:value="850" table:style-name="ce25">
            <text:p>850,00</text:p>
          </table:table-cell>
          <table:table-cell office:value-type="float" office:value="22950" table:formula="of:=[.D118]*[.C118]" table:style-name="ce50">
            <text:p>22.95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9" table:style-name="ce114">
            <text:p>29,000</text:p>
          </table:table-cell>
          <table:table-cell office:value-type="float" office:value="100" table:style-name="ce25">
            <text:p>100,00</text:p>
          </table:table-cell>
          <table:table-cell office:value-type="float" office:value="2900" table:formula="of:=[.D119]*[.C119]" table:style-name="ce50">
            <text:p>2.9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office:value-type="date" office:date-value="2023-10-31T00:00:00" table:style-name="ce85">
            <text:p>2023-10-31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style-name="ce85"/>
          <table:table-cell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0]" table:style-name="ce62">
            <text:p>0,00</text:p>
          </table:table-cell>
          <table:table-cell table:number-columns-repeated="16379"/>
        </table:table-row>
        <table:table-row table:style-name="ro4">
          <table:table-cell table:style-name="ce85"/>
          <table:table-cell table:number-columns-repeated="2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style-name="ce85"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452738" table:formula="of:=SUM([.E112:.E121])" table:style-name="ce115">
            <text:p>452.738,00</text:p>
          </table:table-cell>
          <table:table-cell table:number-columns-repeated="16379"/>
        </table:table-row>
        <table:table-row table:number-rows-repeated="1048452" table:style-name="ro5">
          <table:table-cell table:number-columns-repeated="16384"/>
        </table:table-row>
      </table:table>
      <table:table table:name="09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41" table:default-cell-style-name="ce1"/>
        <table:table-column table:style-name="co40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0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08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<text:s text:c="14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4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4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15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4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16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4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4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34" table:default-cell-style-name="ce1"/>
        <table:table-column table:style-name="co43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17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99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16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4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4" table:default-cell-style-name="ce1"/>
        <table:table-column table:style-name="co4" table:default-cell-style-name="ce1"/>
        <table:table-column table:style-name="co3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18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5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14" table:default-cell-style-name="ce1"/>
        <table:table-column table:style-name="co42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4">
        <table:table-column table:style-name="co32" table:default-cell-style-name="ce1"/>
        <table:table-column table:style-name="co45" table:default-cell-style-name="ce1"/>
        <table:table-column table:style-name="co34" table:default-cell-style-name="ce1"/>
        <table:table-column table:style-name="co43" table:default-cell-style-name="ce1"/>
        <table:table-column table:style-name="co4" table:default-cell-style-name="ce1"/>
        <table:table-column table:style-name="co34" table:default-cell-style-name="ce1"/>
        <table:table-column table:style-name="co30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103"/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07"/>
          <table:table-cell table:style-name="ce103"/>
          <table:table-cell table:style-name="ce105"/>
          <table:table-cell table:number-columns-repeated="2"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19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4">
        <table:table-column table:style-name="co19" table:default-cell-style-name="ce1"/>
        <table:table-column table:style-name="co33" table:default-cell-style-name="ce1"/>
        <table:table-column table:style-name="co34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6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1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0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1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2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3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24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3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24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4">
        <table:table-column table:style-name="co18" table:default-cell-style-name="ce1"/>
        <table:table-column table:style-name="co47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25">
            <text:p>SnyF-M.Kipel Ocak Ayı kirası</text:p>
          </table:table-cell>
          <table:table-cell table:style-name="ce125"/>
          <table:table-cell table:style-name="ce126"/>
          <table:table-cell table:style-name="ce127"/>
          <table:table-cell office:value-type="float" office:value="6920" table:style-name="ce128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25">
            <text:p>Doğuş Kira 6/12-2023-24</text:p>
          </table:table-cell>
          <table:table-cell office:value-type="string" table:style-name="ce125">
            <text:p>bankadan</text:p>
          </table:table-cell>
          <table:table-cell table:style-name="ce126"/>
          <table:table-cell table:style-name="ce127"/>
          <table:table-cell office:value-type="float" office:value="6000" table:style-name="ce128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29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03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7">
            <text:p>30.03.2022</text:p>
          </table:table-cell>
          <table:table-cell office:value-type="string" table:style-name="ce103">
            <text:p>SnyF-Kynkçı Merdal 12/12-2022-23</text:p>
          </table:table-cell>
          <table:table-cell table:style-name="ce103"/>
          <table:table-cell office:value-type="string" table:style-name="ce103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7">
            <text:p>10.10.2022</text:p>
          </table:table-cell>
          <table:table-cell office:value-type="string" table:style-name="ce103">
            <text:p>snyA Ayhan Tüfek 42000-40000</text:p>
          </table:table-cell>
          <table:table-cell table:style-name="ce105"/>
          <table:table-cell office:value-type="string" table:style-name="ce103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7"/>
          <table:table-cell office:value-type="string" table:style-name="ce103">
            <text:p>cihan oto 12-1 ay teminattan kalan</text:p>
          </table:table-cell>
          <table:table-cell table:style-name="ce105"/>
          <table:table-cell table:style-name="ce103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30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1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1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4">
        <table:table-column table:style-name="co15" table:default-cell-style-name="ce1"/>
        <table:table-column table:style-name="co16" table:default-cell-style-name="ce1"/>
        <table:table-column table:style-name="co48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29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03">
            <text:p>Kira snyG Metin ÇELİK 4/8 31-12-2022</text:p>
          </table:table-cell>
          <table:table-cell table:style-name="ce103"/>
          <table:table-cell office:value-type="currency" office:value="1000" table:style-name="ce132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07">
            <text:p>30.03.2022</text:p>
          </table:table-cell>
          <table:table-cell office:value-type="string" table:style-name="ce103">
            <text:p>SnyF-Kynkçı Merdal 12/12-2022-23</text:p>
          </table:table-cell>
          <table:table-cell table:style-name="ce103"/>
          <table:table-cell office:value-type="string" table:style-name="ce103">
            <text:p>3 aylık kira bedeli</text:p>
          </table:table-cell>
          <table:table-cell table:style-name="ce104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07">
            <text:p>10.10.2022</text:p>
          </table:table-cell>
          <table:table-cell office:value-type="string" table:style-name="ce103">
            <text:p>snyA Ayhan Tüfek 42000-40000</text:p>
          </table:table-cell>
          <table:table-cell table:style-name="ce105"/>
          <table:table-cell office:value-type="string" table:style-name="ce103">
            <text:p>%57,14 aylık kira bedeli</text:p>
          </table:table-cell>
          <table:table-cell table:style-name="ce10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07"/>
          <table:table-cell office:value-type="string" table:style-name="ce103">
            <text:p>cihan oto 12 ay teminattan kalan</text:p>
          </table:table-cell>
          <table:table-cell table:style-name="ce105"/>
          <table:table-cell table:style-name="ce103"/>
          <table:table-cell office:value-type="float" office:value="100" table:style-name="ce103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33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9" table:default-cell-style-name="ce1"/>
        <table:table-column table:style-name="co50" table:default-cell-style-name="ce1"/>
        <table:table-column table:style-name="co30" table:default-cell-style-name="ce1"/>
        <table:table-column table:style-name="co19" table:default-cell-style-name="ce1"/>
        <table:table-column table:style-name="co30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51" table:default-cell-style-name="ce25"/>
        <table:table-column table:style-name="co10" table:default-cell-style-name="ce25"/>
        <table:table-column table:style-name="co52" table:default-cell-style-name="ce25"/>
        <table:table-column table:style-name="co53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34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34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5">
            <text:p>Tpl / 12</text:p>
          </table:table-cell>
          <table:table-cell office:value-type="float" office:value="37192.837500000001" table:formula="of:=[.B15]/[.A16]" table:style-name="ce136">
            <text:p>37.192,84</text:p>
          </table:table-cell>
          <table:table-cell office:value-type="float" office:value="-21853.567500000005" table:formula="of:=[.C15]/[.A16]" table:style-name="ce137">
            <text:p>-21.853,57</text:p>
          </table:table-cell>
          <table:table-cell table:style-name="ce137"/>
          <table:table-cell office:value-type="float" office:value="45447.670000000006" table:formula="of:=[.E15]/[.A16]" table:style-name="ce137">
            <text:p>45.447,67</text:p>
          </table:table-cell>
          <table:table-cell office:value-type="float" office:value="-26383.058333333334" table:formula="of:=[.F15]/[.A16]" table:style-name="ce137">
            <text:p>-26.383,06</text:p>
          </table:table-cell>
          <table:table-cell office:value-type="float" office:value="19064.611666666668" table:formula="of:=[.G15]/[.A16]" table:style-name="ce137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37">
            <text:p>29,25</text:p>
          </table:table-cell>
          <table:table-cell office:value-type="float" office:value="6.8652675000000007" table:formula="of:=[.K15]/12" table:style-name="ce137">
            <text:p>6,87</text:p>
          </table:table-cell>
          <table:table-cell office:value-type="float" office:value="22.384732499999998" table:formula="of:=[.L15]/12" table:style-name="ce137">
            <text:p>22,38</text:p>
          </table:table-cell>
          <table:table-cell office:value-type="float" office:value="7.1708333333333334" table:formula="of:=[.M15]/12" table:style-name="ce137">
            <text:p>7,17</text:p>
          </table:table-cell>
          <table:table-cell office:value-type="float" office:value="3.8416666666666668" table:formula="of:=[.N15]/12" table:style-name="ce137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38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39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27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28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28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40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1">
            <text:p>06.11.2022</text:p>
          </table:table-cell>
          <table:table-cell office:value-type="string" table:style-name="ce140">
            <text:p>Cihan Elektrik Teminat 1200 – 2/6</text:p>
          </table:table-cell>
          <table:table-cell table:style-name="ce140"/>
          <table:table-cell office:value-type="currency" office:value="200" table:style-name="ce126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1">
            <text:p>05.10.2022</text:p>
          </table:table-cell>
          <table:table-cell office:value-type="string" table:style-name="ce140">
            <text:p>Cihan Elektrik Teminat 1200 – 1/6</text:p>
          </table:table-cell>
          <table:table-cell table:style-name="ce140"/>
          <table:table-cell office:value-type="currency" office:value="200" table:style-name="ce126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140"/>
          <table:table-cell table:style-name="ce142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1">
            <text:p>30.03.2022</text:p>
          </table:table-cell>
          <table:table-cell office:value-type="string" table:style-name="ce140">
            <text:p>SnyF-Kynkçı Merdal 12/12-2022-23</text:p>
          </table:table-cell>
          <table:table-cell office:value-type="float" office:value="3" table:style-name="ce140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1">
            <text:p>10.10.2022</text:p>
          </table:table-cell>
          <table:table-cell office:value-type="string" table:style-name="ce140">
            <text:p>snyA Ayhan Tüfek 42000-40000</text:p>
          </table:table-cell>
          <table:table-cell table:style-name="ce143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44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4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4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44"/>
          <table:table-cell table:style-name="ce61"/>
          <table:table-cell office:value-type="currency" office:value="1250" table:style-name="ce145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4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4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44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44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44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44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44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44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4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44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44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44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4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46">
            <text:p>snyA Ayhan Tüfek 42000-40000</text:p>
          </table:table-cell>
          <table:table-cell table:style-name="ce146"/>
          <table:table-cell office:value-type="currency" office:value="2000" table:style-name="ce147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46">
            <text:p>Cihan Elektrik Teminat 1200 – 1/6</text:p>
          </table:table-cell>
          <table:table-cell table:style-name="ce146"/>
          <table:table-cell office:value-type="currency" office:value="200" table:style-name="ce147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table:style-name="ce142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54" table:default-cell-style-name="ce1"/>
        <table:table-column table:style-name="co57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28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Lise Arkası Kira ++++++++++++++++</text:p>
          </table:table-cell>
          <table:table-cell table:style-name="ce148"/>
          <table:table-cell office:value-type="float" office:value="20000" table:style-name="ce14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8">
            <text:p>selanik hesabına aktarılan</text:p>
          </table:table-cell>
          <table:table-cell table:style-name="ce148"/>
          <table:table-cell table:style-name="ce149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1"/>
          <table:table-cell table:number-columns-repeated="2" table:style-name="ce140"/>
          <table:table-cell table:style-name="ce15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1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2">
            <text:p>Lise Arkası Kira ++++++++++++++++</text:p>
          </table:table-cell>
          <table:table-cell table:style-name="ce152"/>
          <table:table-cell office:value-type="float" office:value="20000" table:style-name="ce153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1">
            <text:p>30.08.2022</text:p>
          </table:table-cell>
          <table:table-cell office:value-type="string" table:style-name="ce140">
            <text:p>SnyF-Kynkçı Merdal 12/12-2022-23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1">
            <text:p>30.07.2022</text:p>
          </table:table-cell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1">
            <text:p>30.06.2022</text:p>
          </table:table-cell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6">
        <table:table-column table:style-name="co15" table:default-cell-style-name="ce1"/>
        <table:table-column table:style-name="co54" table:default-cell-style-name="ce1"/>
        <table:table-column table:style-name="co56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54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54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54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54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54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6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5">
            <text:p>Doğuş Kira 11/12-2022-23 kalan bakiye</text:p>
          </table:table-cell>
          <table:table-cell table:style-name="ce125"/>
          <table:table-cell office:value-type="float" office:value="1000" table:style-name="ce128">
            <text:p>1.000,00</text:p>
          </table:table-cell>
          <table:table-cell table:style-name="ce125"/>
          <table:table-cell office:value-type="float" office:value="1000" table:style-name="ce157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58">
            <text:p>Doğuş Kira 12/12-2022-23 BANKADAN</text:p>
          </table:table-cell>
          <table:table-cell office:value-type="string" table:style-name="ce158">
            <text:p>BH</text:p>
          </table:table-cell>
          <table:table-cell office:value-type="float" office:value="5000" table:style-name="ce159">
            <text:p>5.000,00</text:p>
          </table:table-cell>
          <table:table-cell table:style-name="ce158"/>
          <table:table-cell office:value-type="float" office:value="5000" table:style-name="ce160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5">
            <text:p>SnyF-Kynkçı Merdal elektrik haziran</text:p>
          </table:table-cell>
          <table:table-cell table:style-name="ce125"/>
          <table:table-cell table:style-name="ce161"/>
          <table:table-cell table:style-name="ce125"/>
          <table:table-cell office:value-type="float" office:value="445.63" table:style-name="ce125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0">
            <text:p>SnyF-Kynkçı Merdal 10/12-2022</text:p>
          </table:table-cell>
          <table:table-cell table:style-name="ce140"/>
          <table:table-cell office:value-type="float" office:value="4000" table:formula="of:=['07'.D55]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0">
            <text:p>SnyF-Kynkçı Merdal 11/12-2022</text:p>
          </table:table-cell>
          <table:table-cell table:style-name="ce140"/>
          <table:table-cell office:value-type="float" office:value="4000" table:style-name="ce150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5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55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2">
            <text:p>05.07.2022</text:p>
          </table:table-cell>
          <table:table-cell office:value-type="string" table:style-name="ce158">
            <text:p>Doğuş Kira 11/12-2022-23<text:s/><text:span text:style-name="T5">BANKADAN</text:span></text:p>
          </table:table-cell>
          <table:table-cell table:style-name="ce158"/>
          <table:table-cell office:value-type="float" office:value="4000" table:style-name="ce159">
            <text:p>4.000,00</text:p>
          </table:table-cell>
          <table:table-cell table:style-name="ce158"/>
          <table:table-cell office:value-type="float" office:value="4000" table:style-name="ce160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52">
            <text:p>Doğuş Kira 11/12-2022-23 kalan bakiye</text:p>
          </table:table-cell>
          <table:table-cell table:style-name="ce152"/>
          <table:table-cell office:value-type="float" office:value="1000" table:style-name="ce163">
            <text:p>1.000,00</text:p>
          </table:table-cell>
          <table:table-cell table:style-name="ce152"/>
          <table:table-cell table:style-name="ce164"/>
          <table:table-cell table:style-name="ce165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elektrik</text:p>
          </table:table-cell>
          <table:table-cell table:style-name="ce166"/>
          <table:table-cell office:value-type="float" office:value="445.63" table:style-name="ce167">
            <text:p>445,63</text:p>
          </table:table-cell>
          <table:table-cell table:style-name="ce168"/>
          <table:table-cell table:style-name="ce166"/>
          <table:table-cell table:style-name="ce168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53">
            <text:p>4.000,00</text:p>
          </table:table-cell>
          <table:table-cell table:number-columns-repeated="3" table:style-name="ce152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6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9">
            <text:p>Mesut Elektrik</text:p>
          </table:table-cell>
          <table:table-cell table:style-name="ce169"/>
          <table:table-cell office:value-type="float" office:value="182.86" table:style-name="ce169">
            <text:p>182,86</text:p>
          </table:table-cell>
          <table:table-cell table:number-columns-repeated="3" table:style-name="ce170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1">
            <text:p>9522138254 /CK ÇEPESAŞ/FATURA</text:p>
          </table:table-cell>
          <table:table-cell table:number-columns-repeated="2" table:style-name="ce171"/>
          <table:table-cell office:value-type="float" office:value="-1317.2" table:style-name="ce172">
            <text:p>-1.317,20</text:p>
          </table:table-cell>
          <table:table-cell table:style-name="ce172"/>
          <table:table-cell office:value-type="float" office:value="-1317.2" table:style-name="ce172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mazon 240gbWd ssd-braun-64gb 3/6</text:p>
          </table:table-cell>
          <table:table-cell table:number-columns-repeated="2" table:style-name="ce173"/>
          <table:table-cell office:value-type="float" office:value="-177.65" table:style-name="ce174">
            <text:p>-177,65</text:p>
          </table:table-cell>
          <table:table-cell table:number-columns-repeated="2" table:style-name="ce174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1561.71" table:style-name="ce172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Doğuş Kira 11/12-2022-23</text:p>
          </table:table-cell>
          <table:table-cell table:style-name="ce166"/>
          <table:table-cell office:value-type="float" office:value="5000" table:style-name="ce168">
            <text:p>5.000,00</text:p>
          </table:table-cell>
          <table:table-cell table:number-columns-repeated="3" table:style-name="ce168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2">
            <text:p>20.06.2022</text:p>
          </table:table-cell>
          <table:table-cell office:value-type="string" table:style-name="ce158">
            <text:p>SnyF-Kynkçı Merdal 9/12-2022</text:p>
          </table:table-cell>
          <table:table-cell table:number-columns-repeated="3" table:style-name="ce158"/>
          <table:table-cell office:value-type="float" office:value="4000" table:style-name="ce160">
            <text:p>4.000,00</text:p>
          </table:table-cell>
          <table:table-cell table:style-name="ce158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66"/>
          <table:table-cell office:value-type="string" table:style-name="ce166">
            <text:p>SnyF-Kynkçı Merdal 10/12-2022</text:p>
          </table:table-cell>
          <table:table-cell table:style-name="ce166"/>
          <table:table-cell office:value-type="float" office:value="4000" table:style-name="ce176">
            <text:p>4.000,00</text:p>
          </table:table-cell>
          <table:table-cell table:number-columns-repeated="3" table:style-name="ce166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54" table:default-cell-style-name="ce1"/>
        <table:table-column table:style-name="co55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3">
            <text:p>audi benzin</text:p>
          </table:table-cell>
          <table:table-cell table:number-columns-repeated="2" table:style-name="ce173"/>
          <table:table-cell office:value-type="float" office:value="-100" table:style-name="ce174">
            <text:p>-100,00</text:p>
          </table:table-cell>
          <table:table-cell table:number-columns-repeated="2" table:style-name="ce174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style-name="ce175"/>
          <table:table-cell table:style-name="ce172"/>
          <table:table-cell office:value-type="float" office:value="-907.97" table:style-name="ce172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7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78"/>
          <table:table-cell office:value-type="string" table:style-name="ce166">
            <text:p>SnyF-Kynkçı Merdal 9/12-2022</text:p>
          </table:table-cell>
          <table:table-cell table:style-name="ce166"/>
          <table:table-cell office:value-type="float" office:value="4000" table:style-name="ce179">
            <text:p>4.000,00</text:p>
          </table:table-cell>
          <table:table-cell table:style-name="ce166"/>
          <table:table-cell table:number-columns-repeated="2" table:style-name="ce168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6">
        <table:table-column table:style-name="co15" table:default-cell-style-name="ce1"/>
        <table:table-column table:style-name="co54" table:default-cell-style-name="ce1"/>
        <table:table-column table:style-name="co58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3">
            <text:p>06 yb 1397 2. taksit</text:p>
          </table:table-cell>
          <table:table-cell table:number-columns-repeated="2" table:style-name="ce173"/>
          <table:table-cell office:value-type="float" office:value="-169" table:style-name="ce174">
            <text:p>-169,00</text:p>
          </table:table-cell>
          <table:table-cell table:style-name="ce180"/>
          <table:table-cell table:style-name="ce174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1">
            <text:p>4876 KK</text:p>
          </table:table-cell>
          <table:table-cell table:number-columns-repeated="2" table:style-name="ce171"/>
          <table:table-cell table:number-columns-repeated="2" table:style-name="ce175"/>
          <table:table-cell office:value-type="float" office:value="-3998.85" table:style-name="ce172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58">
            <text:p>Doğuş Kira 9/12-2022-23 <text:s text:c="3"/>+2000</text:p>
          </table:table-cell>
          <table:table-cell table:style-name="ce177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9" table:default-cell-style-name="ce1"/>
        <table:table-column table:style-name="co60" table:default-cell-style-name="ce1"/>
        <table:table-column table:style-name="co55" table:default-cell-style-name="ce1"/>
        <table:table-column table:style-name="co19" table:default-cell-style-name="ce1"/>
        <table:table-column table:style-name="co30" table:default-cell-style-name="ce1"/>
        <table:table-column table:style-name="co19" table:default-cell-style-name="ce1"/>
        <table:table-column table:style-name="co30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6">
        <table:table-column table:style-name="co61" table:default-cell-style-name="ce1"/>
        <table:table-column table:style-name="co16" table:default-cell-style-name="ce1"/>
        <table:table-column table:style-name="co56" table:default-cell-style-name="ce1"/>
        <table:table-column table:style-name="co50" table:number-columns-repeated="2" table:default-cell-style-name="ce1"/>
        <table:table-column table:style-name="co43" table:default-cell-style-name="ce1"/>
        <table:table-column table:style-name="co30" table:default-cell-style-name="ce1"/>
        <table:table-column table:style-name="co44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4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6" table:default-cell-style-name="ce1"/>
        <table:table-column table:style-name="co46" table:default-cell-style-name="ce1"/>
        <table:table-column table:style-name="co34" table:default-cell-style-name="ce42"/>
        <table:table-column table:style-name="co30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6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1">
            <text:p>4876 KK</text:p>
          </table:table-cell>
          <table:table-cell office:value-type="string" table:style-name="ce181">
            <text:p>B</text:p>
          </table:table-cell>
          <table:table-cell table:style-name="ce181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61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7" table:default-cell-style-name="ce1"/>
        <table:table-column table:style-name="co62" table:default-cell-style-name="ce1"/>
        <table:table-column table:style-name="co51" table:default-cell-style-name="ce1"/>
        <table:table-column table:style-name="co63" table:default-cell-style-name="ce1"/>
        <table:table-column table:style-name="co64" table:default-cell-style-name="ce1"/>
        <table:table-column table:style-name="co1" table:default-cell-style-name="ce1"/>
        <table:table-column table:style-name="co64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34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34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5">
            <text:p>Tpl / 12</text:p>
          </table:table-cell>
          <table:table-cell office:value-type="float" office:value="37192.837500000001" table:style-name="ce136">
            <text:p>37.192,84</text:p>
          </table:table-cell>
          <table:table-cell office:value-type="float" office:value="-21933.009166666699" table:style-name="ce137">
            <text:p>-21.933,01</text:p>
          </table:table-cell>
          <table:table-cell table:style-name="ce137"/>
          <table:table-cell office:value-type="float" office:value="45447.67" table:style-name="ce137">
            <text:p>45.447,67</text:p>
          </table:table-cell>
          <table:table-cell office:value-type="float" office:value="-26383.058333333302" table:style-name="ce137">
            <text:p>-26.383,06</text:p>
          </table:table-cell>
          <table:table-cell office:value-type="float" office:value="19064.6116666667" table:style-name="ce137">
            <text:p>19.064,61</text:p>
          </table:table-cell>
          <table:table-cell table:style-name="ce39"/>
          <table:table-cell table:style-name="ce40"/>
          <table:table-cell office:value-type="float" office:value="29.25" table:style-name="ce137">
            <text:p>29,25</text:p>
          </table:table-cell>
          <table:table-cell office:value-type="float" office:value="6.8652674999999999" table:style-name="ce137">
            <text:p>6,87</text:p>
          </table:table-cell>
          <table:table-cell office:value-type="float" office:value="22.384732499999998" table:style-name="ce137">
            <text:p>22,38</text:p>
          </table:table-cell>
          <table:table-cell office:value-type="float" office:value="7.1708333333333298" table:style-name="ce137">
            <text:p>7,17</text:p>
          </table:table-cell>
          <table:table-cell office:value-type="float" office:value="3.8416666666666699" table:style-name="ce137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1-23-dgs.ods'#01-Dgs" table:style-name="ta7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7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7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7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7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7">
        <table:table-source xlink:href="file:///F:/aaGitMe/tdy/01-23-dgs.ods" table:table-name="1203-YZD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26562.54329979846"/>
          <table:table-cell table:number-columns-repeated="16379"/>
        </table:table-row>
        <table:table-row table:number-rows-repeated="8">
          <table:table-cell table:number-columns-repeated="16384"/>
        </table:table-row>
        <table:table-row>
          <table:table-cell table:number-columns-repeated="3"/>
          <table:table-cell office:value-type="float" office:value="0.23538390227375233"/>
          <table:table-cell table:number-columns-repeated="16380"/>
        </table:table-row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0.23538390227375233"/>
          <table:table-cell table:number-columns-repeated="16380"/>
        </table:table-row>
        <table:table-row table:number-rows-repeated="1048555">
          <table:table-cell table:number-columns-repeated="16380"/>
        </table:table-row>
      </table:table>
      <table:database-ranges>
        <table:database-range table:target-range-address="NAZAN.B23:NAZAN.I42" table:name="Tablo1" table:display-filter-buttons="true">
          <table:filter>
            <table:filter-condition table:field-number="5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percentage-style style:name="N37">
      <number:number number:decimal-places="4" number:min-decimal-places="4" number:min-integer-digits="1"/>
      <number:text>%</number:text>
    </number:percentag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/>
      <number:text>.</number:text>
      <number:month number:style="long"/>
      <number:text>.</number:text>
      <number:year number:style="long"/>
    </number:date-style>
    <number:date-style style:name="N40">
      <number:day number:style="long"/>
      <number:text>.</number:text>
      <number:month number:style="long"/>
      <number:text>.</number:text>
      <number:year number:style="long"/>
    </number:date-style>
    <number:date-style style:name="N41P0">
      <number:year number:style="long"/>
      <number:text>-</number:text>
      <number:month number:style="long"/>
      <number:text>-</number:text>
      <number:day number:style="long"/>
    </number:date-style>
    <number:text-style style:name="N41">
      <number:text-content/>
      <style:map style:condition="value()&gt;=0" style:apply-style-name="N41P0"/>
    </number:text-style>
    <number:number-style style:name="N42">
      <number:number number:decimal-places="3" number:min-decimal-places="3" number:min-integer-digits="1" number:grouping="true"/>
    </number:number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number-style style:name="N44">
      <number:text>Tpl / </number:text>
      <number:number number:min-integer-digits="1"/>
    </number:number-style>
    <number:date-style style:name="N45">
      <number:day/>
      <number:text>.</number:text>
      <number:month number:textual="true"/>
    </number:date-style>
    <number:currency-style style:name="N4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6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6P0"/>
    </number:currency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6T13:43:09Z</dc:date>
    <meta:editing-cycles>255</meta:editing-cycles>
    <meta:editing-duration>PT26550S</meta:editing-duration>
  </office:meta>
</office:document-meta>
</file>